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text-properties officeooo:rsid="00167ef4" officeooo:paragraph-rsid="00167ef4"/>
    </style:style>
    <style:style style:name="P3" style:family="paragraph" style:parent-style-name="Standard_20__28_user_29_">
      <style:text-properties officeooo:rsid="001deaf5" officeooo:paragraph-rsid="001deaf5"/>
    </style:style>
    <style:style style:name="P4" style:family="paragraph" style:parent-style-name="Standard_20__28_user_29_">
      <style:text-properties officeooo:paragraph-rsid="002178d8"/>
    </style:style>
    <style:style style:name="P5" style:family="paragraph" style:parent-style-name="Standard_20__28_user_29_">
      <style:text-properties officeooo:rsid="0026792d" officeooo:paragraph-rsid="0026792d"/>
    </style:style>
    <style:style style:name="P6" style:family="paragraph" style:parent-style-name="Standard_20__28_user_29_">
      <style:text-properties officeooo:rsid="002d22e4" officeooo:paragraph-rsid="002d22e4"/>
    </style:style>
    <style:style style:name="P7" style:family="paragraph" style:parent-style-name="Standard_20__28_user_29_">
      <style:text-properties style:font-name="Droid Sans1" officeooo:rsid="0032a853" officeooo:paragraph-rsid="0032a853" style:font-name-asian="Droid Sans2" style:font-name-complex="Droid Sans2"/>
    </style:style>
    <style:style style:name="P8" style:family="paragraph" style:parent-style-name="Standard_20__28_user_29_">
      <style:text-properties officeooo:rsid="0037e54d" officeooo:paragraph-rsid="0037e54d"/>
    </style:style>
    <style:style style:name="P9" style:family="paragraph" style:parent-style-name="Standard_20__28_user_29_">
      <style:text-properties officeooo:rsid="003ab86f" officeooo:paragraph-rsid="003ab86f"/>
    </style:style>
    <style:style style:name="P10" style:family="paragraph" style:parent-style-name="Standard_20__28_user_29_">
      <style:text-properties officeooo:rsid="003d6528" officeooo:paragraph-rsid="003e2938"/>
    </style:style>
    <style:style style:name="P11" style:family="paragraph" style:parent-style-name="Standard_20__28_user_29_">
      <style:text-properties officeooo:rsid="003f3037" officeooo:paragraph-rsid="003f3037"/>
    </style:style>
    <style:style style:name="P12" style:family="paragraph" style:parent-style-name="Standard_20__28_user_29_">
      <style:text-properties officeooo:rsid="004accfc" officeooo:paragraph-rsid="004accfc"/>
    </style:style>
    <style:style style:name="P13" style:family="paragraph" style:parent-style-name="Standard_20__28_user_29_">
      <style:text-properties officeooo:rsid="004caf81" officeooo:paragraph-rsid="004caf81"/>
    </style:style>
    <style:style style:name="P14" style:family="paragraph" style:parent-style-name="Standard_20__28_user_29_">
      <style:text-properties officeooo:rsid="00536e6c" officeooo:paragraph-rsid="00536e6c"/>
    </style:style>
    <style:style style:name="P15" style:family="paragraph" style:parent-style-name="Standard_20__28_user_29_">
      <style:text-properties officeooo:rsid="00554a99" officeooo:paragraph-rsid="00554a99"/>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start" style:justify-single-word="false"/>
      <style:text-properties officeooo:rsid="0058007c" officeooo:paragraph-rsid="0058007c"/>
    </style:style>
    <style:style style:name="P18" style:family="paragraph" style:parent-style-name="Subtitle">
      <style:paragraph-properties fo:margin-left="5.08cm" fo:margin-right="0cm" fo:text-align="start" style:justify-single-word="false" fo:text-indent="0cm" style:auto-text-indent="false"/>
    </style:style>
    <style:style style:name="P19" style:family="paragraph" style:parent-style-name="Subtitle">
      <style:paragraph-properties fo:margin-left="6.35cm" fo:margin-right="0cm" fo:text-align="start" style:justify-single-word="false" fo:text-indent="0cm" style:auto-text-indent="false"/>
    </style:style>
    <style:style style:name="P20" style:family="paragraph" style:parent-style-name="Subtitle">
      <style:paragraph-properties fo:margin-left="3.81cm" fo:margin-right="0cm" fo:text-align="start" style:justify-single-word="false" fo:text-indent="0cm" style:auto-text-indent="false"/>
    </style:style>
    <style:style style:name="P21" style:family="paragraph" style:parent-style-name="Subtitle">
      <style:text-properties officeooo:paragraph-rsid="003e2938"/>
    </style:style>
    <style:style style:name="P22" style:family="paragraph" style:parent-style-name="Subtitle">
      <style:text-properties officeooo:paragraph-rsid="005955e7"/>
    </style:style>
    <style:style style:name="P23" style:family="paragraph" style:parent-style-name="Title">
      <style:text-properties officeooo:paragraph-rsid="003e2938"/>
    </style:style>
    <style:style style:name="P24" style:family="paragraph" style:parent-style-name="Standard">
      <style:text-properties officeooo:paragraph-rsid="005955e7"/>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Standard_20__28_user_29_" style:list-style-name="WWNum2"/>
    <style:style style:name="P27" style:family="paragraph" style:parent-style-name="Standard_20__28_user_29_">
      <style:text-properties officeooo:rsid="005dfa65" officeooo:paragraph-rsid="005dfa65"/>
    </style:style>
    <style:style style:name="P28" style:family="paragraph" style:parent-style-name="Title">
      <style:text-properties officeooo:rsid="005dfa65" officeooo:paragraph-rsid="005dfa65"/>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style:font-name="Droid Sans1" officeooo:rsid="005a5230" style:font-name-asian="Droid Sans2" style:font-name-complex="Droid Sans2"/>
    </style:style>
    <style:style style:name="T15" style:family="text">
      <style:text-properties officeooo:rsid="001e483a"/>
    </style:style>
    <style:style style:name="T16" style:family="text">
      <style:text-properties officeooo:rsid="001e5a8d"/>
    </style:style>
    <style:style style:name="T17" style:family="text">
      <style:text-properties officeooo:rsid="002178d8"/>
    </style:style>
    <style:style style:name="T18" style:family="text">
      <style:text-properties officeooo:rsid="0028b613"/>
    </style:style>
    <style:style style:name="T19" style:family="text">
      <style:text-properties officeooo:rsid="002df07b"/>
    </style:style>
    <style:style style:name="T20" style:family="text">
      <style:text-properties officeooo:rsid="002e9426"/>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style:style style:name="T25" style:family="text">
      <style:text-properties officeooo:rsid="003e2938"/>
    </style:style>
    <style:style style:name="T26" style:family="text">
      <style:text-properties officeooo:rsid="0042d134"/>
    </style:style>
    <style:style style:name="T27" style:family="text">
      <style:text-properties officeooo:rsid="0044bb90"/>
    </style:style>
    <style:style style:name="T28" style:family="text">
      <style:text-properties officeooo:rsid="00467de1"/>
    </style:style>
    <style:style style:name="T29" style:family="text">
      <style:text-properties officeooo:rsid="00482919"/>
    </style:style>
    <style:style style:name="T30" style:family="text">
      <style:text-properties officeooo:rsid="004a5d67"/>
    </style:style>
    <style:style style:name="T31" style:family="text">
      <style:text-properties officeooo:rsid="00504436"/>
    </style:style>
    <style:style style:name="T32" style:family="text">
      <style:text-properties officeooo:rsid="00544dd9"/>
    </style:style>
    <style:style style:name="T33" style:family="text">
      <style:text-properties officeooo:rsid="00554a99"/>
    </style:style>
    <style:style style:name="T34" style:family="text">
      <style:text-properties officeooo:rsid="0056f085"/>
    </style:style>
    <style:style style:name="T35" style:family="text">
      <style:text-properties officeooo:rsid="0058007c"/>
    </style:style>
    <style:style style:name="T36" style:family="text">
      <style:text-properties officeooo:rsid="0059703f"/>
    </style:style>
    <style:style style:name="T37" style:family="text">
      <style:text-properties officeooo:rsid="005ae6a5"/>
    </style:style>
    <style:style style:name="T38" style:family="text">
      <style:text-properties officeooo:rsid="005dbc53"/>
    </style:style>
    <style:style style:name="T39" style:family="text">
      <style:text-properties officeooo:rsid="005fb7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2">Basic </text:span><text:span text:style-name="T7">Reference</text:span></text:h>
      <text:p text:style-name="P16">At present this reference is for version 0.<text:span text:style-name="T32">9</text:span><text:span text:style-name="T38">5</text:span></text:p>
      <text:p text:style-name="P17">As of version 0.93, variables do not auto-instantiate ; they must be defined either by assignment, local, <text:span text:style-name="T36">for</text:span> or as parameters, otherwise an error is reported. </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soft-page-break/>-</text:p>
      <text:p text:style-name="Standard_20__28_user_29_">Binary subtract</text:p>
      <text:p text:style-name="P22">44 – 2</text:p>
      <text:p text:style-name="Title">.</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P24">Returns the address of a l-expr, <text:span text:style-name="T30">normally this is a variable of some sort, but it can be an array element or even an indirection. </text:span><text:span text:style-name="T31">(print @!42 prints 42, the address of expression !42, not that it’s useful at all ….)</text:span></text:p>
      <text:p text:style-name="P22">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text:soft-page-break/>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8">Call print.message(“Hello”,42)</text:p>
      <text:p text:style-name="Standard_20__28_user_29_"><text:tab/><text:tab/><text:tab/><text:tab/>….</text:p>
      <text:p text:style-name="P18">Proc print.message(msg$,n)</text:p>
      <text:p text:style-name="P19">Print msg$+“World <text:s/>x “+str$(n)</text:p>
      <text:p text:style-name="P18">Endproc</text:p>
      <text:p text:style-name="Standard_20__28_user_29_"/>
      <text:p text:style-name="Title">chr$()</text:p>
      <text:p text:style-name="Standard_20__28_user_29_">Convert an ASCII integer to a single character string.</text:p>
      <text:p text:style-name="Subtitle">Chr$(42)</text:p>
      <text:p text:style-name="Title"><text:soft-page-break/>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P28">delete</text:p>
      <text:p text:style-name="P27">Deletes a named file. <text:span text:style-name="T39">If the file does not exist, causes an error. </text:span></text:p>
      <text:p text:style-name="Subtitle">Delete “test.file”</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text:soft-page-break/>draw</text:p>
      <text:p text:style-name="P6">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2">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8">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9">If that variable is zero, then this function doesn’t return true until after that many tenths of seconds has elapsed. If it is non-zero, it tracks repeated events, so if you have event(evt1,10) this will return true every 1/10 second. </text:p>
      <text:p text:style-name="P9">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9">The maximum value for the event is 32 seconds. <text:span text:style-name="T28">If the event variable is set to -1 it will never fire, so this can be used to create one shots </text:span><text:span text:style-name="T29">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text:soft-page-break/>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text:soft-page-break/>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7">31</text:span>, the default being <text:span text:style-name="T26">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text:soft-page-break/>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text:span text:style-name="T14">The LET is optional</text:span> (except for PAGE).</text:p>
      <text:p text:style-name="Subtitle">Let a = 42 <text:s text:c="3"/>a$=”Hello”</text:p>
      <text:p text:style-name="Title"><text:soft-page-break/>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4">Line numbers 0 and 32768-65535 are hidden.</text:span></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3">m<text:span text:style-name="T25">ax()</text:span></text:p>
      <text:p text:style-name="P10">Returns the <text:span text:style-name="T25">larg</text:span>er of the two parameters using signed comparison</text:p>
      <text:p text:style-name="P21">print m<text:span text:style-name="T25">ax</text:span>(4,5)</text:p>
      <text:p text:style-name="Title"><text:soft-page-break/>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3">min<text:span text:style-name="T25">()</text:span></text:p>
      <text:p text:style-name="P10">Returns the smaller of the two parameters using signed comparison</text:p>
      <text:p text:style-name="P21">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7">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text:soft-page-break/>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text:soft-page-break/>quiet()</text:p>
      <text:p text:style-name="P11">Returns true unless the given sound channel is either playing a sound or has one queued, in which case it returns false.</text:p>
      <text:p text:style-name="Subtitle">Print quiet(2)</text:p>
      <text:p text:style-name="Title">randomise</text:p>
      <text:p text:style-name="P14">Sets the random seed. This value will cause an error if the seed is zero.</text:p>
      <text:p text:style-name="Subtitle">Randomise 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20">repeat</text:p>
      <text:p text:style-name="P18">call drink.a.pint()</text:p>
      <text:p text:style-name="P20">until alcohol.in.blood &gt; 100</text:p>
      <text:p text:style-name="Title">return</text:p>
      <text:p text:style-name="Standard_20__28_user_29_">Return from GOSUB call. You can make up your own death threats.</text:p>
      <text:p text:style-name="Subtitle">return</text:p>
      <text:p text:style-name="Title"><text:soft-page-break/>right$()</text:p>
      <text:p text:style-name="Standard_20__28_user_29_">Returns several characters from a string counting from the right</text:p>
      <text:p text:style-name="Subtitle">Right$(a$,4)</text:p>
      <text:p text:style-name="Title">rpl()</text:p>
      <text:p text:style-name="P12">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text:soft-page-break/>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4">Plays a sound on the given channel, for a given time period (in 1/10s) at a varying pitch up or down. <text:span text:style-name="T17">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5">10</text:span></text:p>
      <text:p text:style-name="Title">sound</text:p>
      <text:p text:style-name="Standard_20__28_user_29_">Plays a sound on the given channel, for a given time period (in 1/10s) at a given pitch. <text:span text:style-name="T17">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6">10</text:span></text:p>
      <text:p text:style-name="Title">sprite</text:p>
      <text:p text:style-name="Standard_20__28_user_29_">The sprite command controls sprites. Which you probably guessed.</text:p>
      <text:p text:style-name="Standard_20__28_user_29_"><text:soft-page-break/>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8">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8">sprite 4 end</text:span></text:p>
      <text:p text:style-name="Subtitle">sprite 5 to 100,100 ink 3 flip 4 draw 7 dim 2</text:p>
      <text:p text:style-name="Title">sprite.x() <text:s text:c="2"/>sprite.y() <text:s text:c="2"/>sprite.info()</text:p>
      <text:p text:style-name="P5">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text:soft-page-break/>sub.get$()</text:p>
      <text:p text:style-name="P13">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3">sys()</text:span></text:p>
      <text:p text:style-name="Standard_20__28_user_29_">Executes a machine code routine at a given address. <text:span text:style-name="T33">The parameters are firstly the address to call, and then the values to go into R0,R1,R2,R3,R4,R5 – a maximum of 6 is allowed. These must be integers (to pass strings use @f$). Additionally R8 is set to the RPL stack and must be maintained (if it is changed it assumes the stack has not balanced in the call).</text:span></text:p>
      <text:p text:style-name="P15">The unary function returns the value returned in R0, whereas the command version ignores it.</text:p>
      <text:p text:style-name="Subtitle">Sys &amp;FFE4 <text:s/><text:span text:style-name="T33">loadaddr=Sys(&amp;10,6,@f$)</text:span></text:p>
      <text:p text:style-name="Title">sysvar()</text:p>
      <text:p text:style-name="Standard_20__28_user_29_">Returns a kernel system value. These are listed in the kernel source</text:p>
      <text:p text:style-name="Subtitle">Example</text:p>
      <text:p text:style-name="Title">text</text:p>
      <text:p text:style-name="P3">Draws text as graphics at the current position, current ink, current plane. This is completely different from PRINT which is a console text operator. It takes a coordinate pair and a string to print. <text:span text:style-name="T20">Optionally you can add a scale on as an extra parameter which draws large characters</text:span></text:p>
      <text:p text:style-name="Subtitle">Text 10,10,”Hello, world!” <text:s text:c="2"/><text:span text:style-name="T20">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997534749" text:style-name="WWNum2">
        <text:list-item>
          <text:p text:style-name="P26">The first two are the graphic position of the map on the screen</text:p>
        </text:list-item>
        <text:list-item>
          <text:p text:style-name="P26">The second two are the position in that map, in pixels of the top left drawn graphics position.</text:p>
        </text:list-item>
        <text:list-item>
          <text:p text:style-name="P26">The third is the size of the tilemap in tiles, e.g. 10 x 5 =&gt; 160 x 80, 16 pixels each dimension.</text:p>
        </text:list-item>
        <text:list-item>
          <text:p text:style-name="P26">The fourth is the tilemap data, which is described in the hardware reference.</text:p>
        </text:list-item>
      </text:list>
      <text:p text:style-name="Standard_20__28_user_29_"><text:soft-page-break/>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text:soft-page-break/>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20">While wife.very.cross</text:p>
      <text:p text:style-name="P18">Call buy.flowers()</text:p>
      <text:p text:style-name="P18">Call grovel()</text:p>
      <text:p text:style-name="P20">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loext:opacity="1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8</text:page-number></text:span><text:span text:style-name="MT1"><text:s/>of </text:span><text:span text:style-name="MT1"><text:page-count>18</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66</meta:editing-cycles>
    <meta:creation-date>2020-04-01T13:44:00</meta:creation-date>
    <dc:date>2020-09-07T20:27:54.506456667</dc:date>
    <meta:editing-duration>PT1H5M14S</meta:editing-duration>
    <meta:generator>LibreOffice/7.0.1.2$Linux_X86_64 LibreOffice_project/00$Build-2</meta:generator>
    <meta:document-statistic meta:table-count="0" meta:image-count="0" meta:object-count="0" meta:page-count="18" meta:paragraph-count="356" meta:word-count="4542" meta:character-count="25422" meta:non-whitespace-character-count="210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